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7" table:default-cell-style-name="ce1"/>
        <table:table-column table:style-name="co2" table:number-columns-repeated="987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4"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3" table:style-name="ce2"/>
          <table:table-cell office:value-type="string" table:style-name="ce2">
            <text:p>X</text:p>
          </table:table-cell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6350" table:style-name="ce2"/>
        </table:table-row>
        <table:table-row table:style-name="ro1"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0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C Barrett</meta:initial-creator>
    <dc:creator>deleteme</dc:creator>
    <meta:creation-date>2014-01-16T21:46:18Z</meta:creation-date>
    <dc:date>2014-01-17T14:45:52Z</dc:date>
    <meta:editing-cycles>1</meta:editing-cycles>
    <meta:editing-duration>PT845S</meta:editing-duration>
  </office:meta>
</office:document-meta>
</file>